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bookmark text:name="PAPER-DOLL:-Given-a-string,-return-a-string-where-for-every-character-in-the-original-there-are-three-characters"/>PAPER DOLL: Given a string, return a string where for every character in the original there are three characters</text:h>
      <text:p text:style-name="Preformatted_20_Text"><text:span text:style-name="Source_20_Text">paper_doll('Hello') --&gt; 'HHHeeellllllooo'</text:span></text:p>
      <text:p text:style-name="P1"><text:span text:style-name="Source_20_Text">paper_doll('Mississippi') --&gt; 'MMMiiissssssiiippppppiii'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22:40:31.410714771</meta:creation-date>
    <dc:date>2021-10-20T22:41:12.951862177</dc:date>
    <meta:editing-duration>PT42S</meta:editing-duration>
    <meta:editing-cycles>1</meta:editing-cycles>
    <meta:document-statistic meta:table-count="0" meta:image-count="0" meta:object-count="0" meta:page-count="1" meta:paragraph-count="3" meta:word-count="27" meta:character-count="209" meta:non-whitespace-character-count="187"/>
    <meta:generator>LibreOffice/6.4.7.2$Linux_X86_64 LibreOffice_project/40$Build-2</meta:generator>
  </office:meta>
</office:document-meta>
</file>